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nsion_PlasmaCurrent_UncertaneityOnCurr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acq1</text:p>
          </table:table-cell>
          <table:table-cell table:number-columns-repeated="4"/>
          <table:table-cell office:value-type="string" calcext:value-type="string">
            <text:p>acq2</text:p>
          </table:table-cell>
          <table:table-cell table:number-columns-repeated="4"/>
          <table:table-cell office:value-type="string" calcext:value-type="string">
            <text:p>acq3</text:p>
          </table:table-cell>
          <table:table-cell table:number-columns-repeated="4"/>
          <table:table-cell office:value-type="string" calcext:value-type="string">
            <text:p>acq4</text:p>
          </table:table-cell>
          <table:table-cell table:number-columns-repeated="4"/>
          <table:table-cell office:value-type="string" calcext:value-type="string">
            <text:p>acq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3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G3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L3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Q3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4]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G4]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L4]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Q4]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5]" office:value-type="float" office:value="0.1" calcext:value-type="float">
            <text:p>0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G5]" office:value-type="float" office:value="0.1" calcext:value-type="float">
            <text:p>0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L5]" office:value-type="float" office:value="0.1" calcext:value-type="float">
            <text:p>0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Q5]" office:value-type="float" office:value="0.1" calcext:value-type="float">
            <text:p>0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6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G6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L6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Q6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6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7]"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G7]"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L7]"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Q7]"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7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8]" office:value-type="float" office:value="0.1" calcext:value-type="float">
            <text:p>0.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8]" office:value-type="float" office:value="0.103" calcext:value-type="float">
            <text:p>0.10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8]" office:value-type="float" office:value="0.103" calcext:value-type="float">
            <text:p>0.1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Q8]" office:value-type="float" office:value="0.103" calcext:value-type="float">
            <text:p>0.1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V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9]" office:value-type="float" office:value="0.1" calcext:value-type="float">
            <text:p>0.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9]" office:value-type="float" office:value="0.103" calcext:value-type="float">
            <text:p>0.1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9]" office:value-type="float" office:value="0.103" calcext:value-type="float">
            <text:p>0.10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Q9]" office:value-type="float" office:value="0.103" calcext:value-type="float">
            <text:p>0.10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V9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10]" office:value-type="float" office:value="0.1" calcext:value-type="float">
            <text:p>0.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10]" office:value-type="float" office:value="0.103" calcext:value-type="float">
            <text:p>0.10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10]" office:value-type="float" office:value="0.103" calcext:value-type="float">
            <text:p>0.1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Q10]" office:value-type="float" office:value="0.103" calcext:value-type="float">
            <text:p>0.1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V10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11]" office:value-type="float" office:value="0.1" calcext:value-type="float">
            <text:p>0.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11]" office:value-type="float" office:value="0.103" calcext:value-type="float">
            <text:p>0.10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11]" office:value-type="float" office:value="0.103" calcext:value-type="float">
            <text:p>0.10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Q11]" office:value-type="float" office:value="0.103" calcext:value-type="float">
            <text:p>0.103</text:p>
          </table:table-cell>
          <table:table-cell/>
          <table:table-cell office:value-type="float" office:value="15.5" calcext:value-type="float">
            <text:p>15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V11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+0.1 + 0.03*[.B12]" office:value-type="float" office:value="0.1" calcext:value-type="float">
            <text:p>0.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12]" office:value-type="float" office:value="0.103" calcext:value-type="float">
            <text:p>0.1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12]" office:value-type="float" office:value="0.103" calcext:value-type="float">
            <text:p>0.10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formula="of:=+0.1 + 0.03*[.Q12]" office:value-type="float" office:value="0.139" calcext:value-type="float">
            <text:p>0.13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V12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3]" office:value-type="float" office:value="0.103" calcext:value-type="float">
            <text:p>0.103</text:p>
          </table:table-cell>
          <table:table-cell/>
          <table:table-cell office:value-type="float" office:value="15.5" calcext:value-type="float">
            <text:p>15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13]" office:value-type="float" office:value="0.103" calcext:value-type="float">
            <text:p>0.103</text:p>
          </table:table-cell>
          <table:table-cell/>
          <table:table-cell office:value-type="float" office:value="15.5" calcext:value-type="float">
            <text:p>15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13]" office:value-type="float" office:value="0.103" calcext:value-type="float">
            <text:p>0.1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formula="of:=+0.1 + 0.03*[.Q13]" office:value-type="float" office:value="0.154" calcext:value-type="float">
            <text:p>0.15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table:formula="of:=+0.1 + 0.03*[.V13]"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4]" office:value-type="float" office:value="0.103" calcext:value-type="float">
            <text:p>0.10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G14]" office:value-type="float" office:value="0.103" calcext:value-type="float">
            <text:p>0.10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L14]" office:value-type="float" office:value="0.103" calcext:value-type="float">
            <text:p>0.103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table:formula="of:=+0.1 + 0.03*[.Q14]" office:value-type="float" office:value="0.358" calcext:value-type="float">
            <text:p>0.358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+0.1 + 0.03*[.V14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5]" office:value-type="float" office:value="0.103" calcext:value-type="float">
            <text:p>0.10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+0.1 + 0.03*[.G15]" office:value-type="float" office:value="0.106" calcext:value-type="float">
            <text:p>0.1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formula="of:=+0.1 + 0.03*[.L15]" office:value-type="float" office:value="0.151" calcext:value-type="float">
            <text:p>0.151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table:formula="of:=+0.1 + 0.03*[.Q15]" office:value-type="float" office:value="0.433" calcext:value-type="float">
            <text:p>0.433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table:formula="of:=+0.1 + 0.03*[.V15]"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6]" office:value-type="float" office:value="0.103" calcext:value-type="float">
            <text:p>0.1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+0.1 + 0.03*[.G16]" office:value-type="float" office:value="0.106" calcext:value-type="float">
            <text:p>0.106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formula="of:=+0.1 + 0.03*[.L16]" office:value-type="float" office:value="0.154" calcext:value-type="float">
            <text:p>0.154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table:formula="of:=+0.1 + 0.03*[.Q16]" office:value-type="float" office:value="0.475" calcext:value-type="float">
            <text:p>0.475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table:formula="of:=+0.1 + 0.03*[.V16]"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7]" office:value-type="float" office:value="0.103" calcext:value-type="float">
            <text:p>0.103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formula="of:=+0.1 + 0.03*[.G17]" office:value-type="float" office:value="0.136" calcext:value-type="float">
            <text:p>0.136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formula="of:=+0.1 + 0.03*[.L17]" office:value-type="float" office:value="0.169" calcext:value-type="float">
            <text:p>0.169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table:formula="of:=+0.1 + 0.03*[.Q17]" office:value-type="float" office:value="0.571" calcext:value-type="float">
            <text:p>0.57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table:formula="of:=+0.1 + 0.03*[.V17]"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8]" office:value-type="float" office:value="0.103" calcext:value-type="float">
            <text:p>0.103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+0.1 + 0.03*[.G18]" office:value-type="float" office:value="0.163" calcext:value-type="float">
            <text:p>0.163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formula="of:=+0.1 + 0.03*[.L18]" office:value-type="float" office:value="0.199" calcext:value-type="float">
            <text:p>0.19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formula="of:=+0.1 + 0.03*[.Q18]" office:value-type="float" office:value="0.73" calcext:value-type="float">
            <text:p>0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table:formula="of:=+0.1 + 0.03*[.V18]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19]" office:value-type="float" office:value="0.103" calcext:value-type="float">
            <text:p>0.103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+0.1 + 0.03*[.G19]" office:value-type="float" office:value="0.175" calcext:value-type="float">
            <text:p>0.175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+0.1 + 0.03*[.L19]" office:value-type="float" office:value="0.22" calcext:value-type="float">
            <text:p>0.22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31.9" calcext:value-type="float">
            <text:p>31.9</text:p>
          </table:table-cell>
          <table:table-cell office:value-type="float" office:value="0.1" calcext:value-type="float">
            <text:p>0.1</text:p>
          </table:table-cell>
          <table:table-cell table:formula="of:=+0.1 + 0.03*[.Q19]" office:value-type="float" office:value="1.057" calcext:value-type="float">
            <text:p>1.057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table:formula="of:=+0.1 + 0.03*[.V19]"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20]" office:value-type="float" office:value="0.103" calcext:value-type="float">
            <text:p>0.103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+0.1 + 0.03*[.G20]" office:value-type="float" office:value="0.22" calcext:value-type="float">
            <text:p>0.2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+0.1 + 0.03*[.L20]" office:value-type="float" office:value="0.238" calcext:value-type="float">
            <text:p>0.238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25.1" calcext:value-type="float">
            <text:p>25.1</text:p>
          </table:table-cell>
          <table:table-cell office:value-type="float" office:value="0.1" calcext:value-type="float">
            <text:p>0.1</text:p>
          </table:table-cell>
          <table:table-cell table:formula="of:=+0.1 + 0.03*[.Q20]" office:value-type="float" office:value="0.853" calcext:value-type="float">
            <text:p>0.853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table:formula="of:=+0.1 + 0.03*[.V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+0.1 + 0.03*[.B21]" office:value-type="float" office:value="0.103" calcext:value-type="float">
            <text:p>0.103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table:formula="of:=+0.1 + 0.03*[.G21]" office:value-type="float" office:value="0.232" calcext:value-type="float">
            <text:p>0.232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table:formula="of:=+0.1 + 0.03*[.L21]" office:value-type="float" office:value="0.277" calcext:value-type="float">
            <text:p>0.277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formula="of:=+0.1 + 0.03*[.Q21]" office:value-type="float" office:value="0.964" calcext:value-type="float">
            <text:p>0.964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table:formula="of:=+0.1 + 0.03*[.V21]"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+0.1 + 0.03*[.B22]" office:value-type="float" office:value="0.106" calcext:value-type="float">
            <text:p>0.106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+0.1 + 0.03*[.G22]" office:value-type="float" office:value="0.25" calcext:value-type="float">
            <text:p>0.25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table:formula="of:=+0.1 + 0.03*[.L22]" office:value-type="float" office:value="0.316" calcext:value-type="float">
            <text:p>0.316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31.1" calcext:value-type="float">
            <text:p>31.1</text:p>
          </table:table-cell>
          <table:table-cell office:value-type="float" office:value="0.1" calcext:value-type="float">
            <text:p>0.1</text:p>
          </table:table-cell>
          <table:table-cell table:formula="of:=+0.1 + 0.03*[.Q22]" office:value-type="float" office:value="1.033" calcext:value-type="float">
            <text:p>1.033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24.9" calcext:value-type="float">
            <text:p>24.9</text:p>
          </table:table-cell>
          <table:table-cell office:value-type="float" office:value="0.1" calcext:value-type="float">
            <text:p>0.1</text:p>
          </table:table-cell>
          <table:table-cell table:formula="of:=+0.1 + 0.03*[.V22]"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+0.1 + 0.03*[.B23]" office:value-type="float" office:value="0.106" calcext:value-type="float">
            <text:p>0.10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+0.1 + 0.03*[.G23]" office:value-type="float" office:value="0.28" calcext:value-type="float">
            <text:p>0.28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+0.1 + 0.03*[.L23]" office:value-type="float" office:value="0.343" calcext:value-type="float">
            <text:p>0.3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.7" calcext:value-type="float">
            <text:p>34.7</text:p>
          </table:table-cell>
          <table:table-cell office:value-type="float" office:value="0.1" calcext:value-type="float">
            <text:p>0.1</text:p>
          </table:table-cell>
          <table:table-cell table:formula="of:=+0.1 + 0.03*[.Q23]" office:value-type="float" office:value="1.141" calcext:value-type="float">
            <text:p>1.14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27.4" calcext:value-type="float">
            <text:p>27.4</text:p>
          </table:table-cell>
          <table:table-cell office:value-type="float" office:value="0.1" calcext:value-type="float">
            <text:p>0.1</text:p>
          </table:table-cell>
          <table:table-cell table:formula="of:=+0.1 + 0.03*[.V23]"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+0.1 + 0.03*[.B24]" office:value-type="float" office:value="0.109" calcext:value-type="float">
            <text:p>0.109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table:formula="of:=+0.1 + 0.03*[.G24]" office:value-type="float" office:value="0.301" calcext:value-type="float">
            <text:p>0.301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table:formula="of:=+0.1 + 0.03*[.L24]" office:value-type="float" office:value="0.352" calcext:value-type="float">
            <text:p>0.352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37.9" calcext:value-type="float">
            <text:p>37.9</text:p>
          </table:table-cell>
          <table:table-cell office:value-type="float" office:value="0.1" calcext:value-type="float">
            <text:p>0.1</text:p>
          </table:table-cell>
          <table:table-cell table:formula="of:=+0.1 + 0.03*[.Q24]" office:value-type="float" office:value="1.237" calcext:value-type="float">
            <text:p>1.237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30.8" calcext:value-type="float">
            <text:p>30.8</text:p>
          </table:table-cell>
          <table:table-cell office:value-type="float" office:value="0.1" calcext:value-type="float">
            <text:p>0.1</text:p>
          </table:table-cell>
          <table:table-cell table:formula="of:=+0.1 + 0.03*[.V24]"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formula="of:=+0.1 + 0.03*[.B25]" office:value-type="float" office:value="0.151" calcext:value-type="float">
            <text:p>0.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+0.1 + 0.03*[.G25]" office:value-type="float" office:value="0.34" calcext:value-type="float">
            <text:p>0.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+0.1 + 0.03*[.L25]" office:value-type="float" office:value="0.376" calcext:value-type="float">
            <text:p>0.376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316" calcext:value-type="float">
            <text:p>316</text:p>
          </table:table-cell>
          <table:table-cell office:value-type="float" office:value="0.1" calcext:value-type="float">
            <text:p>0.1</text:p>
          </table:table-cell>
          <table:table-cell table:formula="of:=+1 + 0.03*[.Q25]" office:value-type="float" office:value="10.48" calcext:value-type="float">
            <text:p>10.48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63.5" calcext:value-type="float">
            <text:p>63.5</text:p>
          </table:table-cell>
          <table:table-cell office:value-type="float" office:value="0.1" calcext:value-type="float">
            <text:p>0.1</text:p>
          </table:table-cell>
          <table:table-cell table:formula="of:=+0.1 + 0.03*[.V25]"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formula="of:=+0.1 + 0.03*[.B26]" office:value-type="float" office:value="0.169" calcext:value-type="float">
            <text:p>0.169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+0.1 + 0.03*[.G26]" office:value-type="float" office:value="0.388" calcext:value-type="float">
            <text:p>0.388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table:formula="of:=+0.1 + 0.03*[.L26]" office:value-type="float" office:value="0.436" calcext:value-type="float">
            <text:p>0.436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323" calcext:value-type="float">
            <text:p>323</text:p>
          </table:table-cell>
          <table:table-cell office:value-type="float" office:value="0.1" calcext:value-type="float">
            <text:p>0.1</text:p>
          </table:table-cell>
          <table:table-cell table:formula="of:=+1 + 0.03*[.Q26]" office:value-type="float" office:value="10.69" calcext:value-type="float">
            <text:p>10.69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37.8" calcext:value-type="float">
            <text:p>37.8</text:p>
          </table:table-cell>
          <table:table-cell office:value-type="float" office:value="0.1" calcext:value-type="float">
            <text:p>0.1</text:p>
          </table:table-cell>
          <table:table-cell table:formula="of:=+0.1 + 0.03*[.V26]"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formula="of:=+0.1 + 0.03*[.B27]" office:value-type="float" office:value="0.187" calcext:value-type="float">
            <text:p>0.187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table:formula="of:=+0.1 + 0.03*[.G27]" office:value-type="float" office:value="0.421" calcext:value-type="float">
            <text:p>0.421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229" calcext:value-type="float">
            <text:p>229</text:p>
          </table:table-cell>
          <table:table-cell office:value-type="float" office:value="0.1" calcext:value-type="float">
            <text:p>0.1</text:p>
          </table:table-cell>
          <table:table-cell table:formula="of:=+1 + 0.03*[.L27]" office:value-type="float" office:value="7.87" calcext:value-type="float">
            <text:p>7.87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329" calcext:value-type="float">
            <text:p>329</text:p>
          </table:table-cell>
          <table:table-cell office:value-type="float" office:value="0.1" calcext:value-type="float">
            <text:p>0.1</text:p>
          </table:table-cell>
          <table:table-cell table:formula="of:=+1 + 0.03*[.Q27]" office:value-type="float" office:value="10.87" calcext:value-type="float">
            <text:p>10.87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40.7" calcext:value-type="float">
            <text:p>40.7</text:p>
          </table:table-cell>
          <table:table-cell office:value-type="float" office:value="0.1" calcext:value-type="float">
            <text:p>0.1</text:p>
          </table:table-cell>
          <table:table-cell table:formula="of:=+0.1 + 0.03*[.V27]"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formula="of:=+0.1 + 0.03*[.B28]" office:value-type="float" office:value="0.208" calcext:value-type="float">
            <text:p>0.208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table:formula="of:=+0.1 + 0.03*[.G28]" office:value-type="float" office:value="0.466" calcext:value-type="float">
            <text:p>0.466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235" calcext:value-type="float">
            <text:p>235</text:p>
          </table:table-cell>
          <table:table-cell office:value-type="float" office:value="0.1" calcext:value-type="float">
            <text:p>0.1</text:p>
          </table:table-cell>
          <table:table-cell table:formula="of:=+1 + 0.03*[.L28]" office:value-type="float" office:value="8.05" calcext:value-type="float">
            <text:p>8.0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.1</text:p>
          </table:table-cell>
          <table:table-cell table:formula="of:=+1 + 0.03*[.Q28]" office:value-type="float" office:value="11.14" calcext:value-type="float">
            <text:p>11.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1.1" calcext:value-type="float">
            <text:p>41.1</text:p>
          </table:table-cell>
          <table:table-cell office:value-type="float" office:value="0.1" calcext:value-type="float">
            <text:p>0.1</text:p>
          </table:table-cell>
          <table:table-cell table:formula="of:=+0.1 + 0.03*[.V28]"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+0.1 + 0.03*[.B29]" office:value-type="float" office:value="0.25" calcext:value-type="float">
            <text:p>0.25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63.7" calcext:value-type="float">
            <text:p>163.7</text:p>
          </table:table-cell>
          <table:table-cell office:value-type="float" office:value="0.1" calcext:value-type="float">
            <text:p>0.1</text:p>
          </table:table-cell>
          <table:table-cell table:formula="of:=+0.1 + 0.03*[.G29]" office:value-type="float" office:value="5.011" calcext:value-type="float">
            <text:p>5.011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241" calcext:value-type="float">
            <text:p>241</text:p>
          </table:table-cell>
          <table:table-cell office:value-type="float" office:value="0.1" calcext:value-type="float">
            <text:p>0.1</text:p>
          </table:table-cell>
          <table:table-cell table:formula="of:=+1 + 0.03*[.L29]" office:value-type="float" office:value="8.23" calcext:value-type="float">
            <text:p>8.23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47" calcext:value-type="float">
            <text:p>347</text:p>
          </table:table-cell>
          <table:table-cell office:value-type="float" office:value="0.1" calcext:value-type="float">
            <text:p>0.1</text:p>
          </table:table-cell>
          <table:table-cell table:formula="of:=+1 + 0.03*[.Q29]" office:value-type="float" office:value="11.41" calcext:value-type="float">
            <text:p>11.41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43.4" calcext:value-type="float">
            <text:p>43.4</text:p>
          </table:table-cell>
          <table:table-cell office:value-type="float" office:value="0.1" calcext:value-type="float">
            <text:p>0.1</text:p>
          </table:table-cell>
          <table:table-cell table:formula="of:=+0.1 + 0.03*[.V29]"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table:formula="of:=+0.1 + 0.03*[.B30]" office:value-type="float" office:value="0.274" calcext:value-type="float">
            <text:p>0.27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66.6" calcext:value-type="float">
            <text:p>166.6</text:p>
          </table:table-cell>
          <table:table-cell office:value-type="float" office:value="0.1" calcext:value-type="float">
            <text:p>0.1</text:p>
          </table:table-cell>
          <table:table-cell table:formula="of:=+0.1 + 0.03*[.G30]" office:value-type="float" office:value="5.098" calcext:value-type="float">
            <text:p>5.098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  <table:table-cell table:formula="of:=+1 + 0.03*[.L30]" office:value-type="float" office:value="8.47" calcext:value-type="float">
            <text:p>8.4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355" calcext:value-type="float">
            <text:p>355</text:p>
          </table:table-cell>
          <table:table-cell office:value-type="float" office:value="0.1" calcext:value-type="float">
            <text:p>0.1</text:p>
          </table:table-cell>
          <table:table-cell table:formula="of:=+1 + 0.03*[.Q30]" office:value-type="float" office:value="11.65" calcext:value-type="float">
            <text:p>11.65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45.6" calcext:value-type="float">
            <text:p>45.6</text:p>
          </table:table-cell>
          <table:table-cell office:value-type="float" office:value="0.1" calcext:value-type="float">
            <text:p>0.1</text:p>
          </table:table-cell>
          <table:table-cell table:formula="of:=+0.1 + 0.03*[.V30]"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table:formula="of:=+0.1 + 0.03*[.B31]" office:value-type="float" office:value="0.295" calcext:value-type="float">
            <text:p>0.295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171.2" calcext:value-type="float">
            <text:p>171.2</text:p>
          </table:table-cell>
          <table:table-cell office:value-type="float" office:value="0.1" calcext:value-type="float">
            <text:p>0.1</text:p>
          </table:table-cell>
          <table:table-cell table:formula="of:=+0.1 + 0.03*[.G31]" office:value-type="float" office:value="5.236" calcext:value-type="float">
            <text:p>5.236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254" calcext:value-type="float">
            <text:p>254</text:p>
          </table:table-cell>
          <table:table-cell office:value-type="float" office:value="0.1" calcext:value-type="float">
            <text:p>0.1</text:p>
          </table:table-cell>
          <table:table-cell table:formula="of:=+1 + 0.03*[.L31]" office:value-type="float" office:value="8.62" calcext:value-type="float">
            <text:p>8.62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364" calcext:value-type="float">
            <text:p>364</text:p>
          </table:table-cell>
          <table:table-cell office:value-type="float" office:value="0.1" calcext:value-type="float">
            <text:p>0.1</text:p>
          </table:table-cell>
          <table:table-cell table:formula="of:=+1 + 0.03*[.Q31]" office:value-type="float" office:value="11.92" calcext:value-type="float">
            <text:p>11.92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48.3" calcext:value-type="float">
            <text:p>48.3</text:p>
          </table:table-cell>
          <table:table-cell office:value-type="float" office:value="0.1" calcext:value-type="float">
            <text:p>0.1</text:p>
          </table:table-cell>
          <table:table-cell table:formula="of:=+0.1 + 0.03*[.V31]"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table:formula="of:=+0.1 + 0.03*[.B32]" office:value-type="float" office:value="0.316" calcext:value-type="float">
            <text:p>0.31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72.7" calcext:value-type="float">
            <text:p>172.7</text:p>
          </table:table-cell>
          <table:table-cell office:value-type="float" office:value="0.1" calcext:value-type="float">
            <text:p>0.1</text:p>
          </table:table-cell>
          <table:table-cell table:formula="of:=+0.1 + 0.03*[.G32]" office:value-type="float" office:value="5.281" calcext:value-type="float">
            <text:p>5.281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57" calcext:value-type="float">
            <text:p>257</text:p>
          </table:table-cell>
          <table:table-cell office:value-type="float" office:value="0.1" calcext:value-type="float">
            <text:p>0.1</text:p>
          </table:table-cell>
          <table:table-cell table:formula="of:=+1 + 0.03*[.L32]" office:value-type="float" office:value="8.71" calcext:value-type="float">
            <text:p>8.71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371" calcext:value-type="float">
            <text:p>371</text:p>
          </table:table-cell>
          <table:table-cell office:value-type="float" office:value="0.1" calcext:value-type="float">
            <text:p>0.1</text:p>
          </table:table-cell>
          <table:table-cell table:formula="of:=+1 + 0.03*[.Q32]" office:value-type="float" office:value="12.13" calcext:value-type="float">
            <text:p>12.13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50.3" calcext:value-type="float">
            <text:p>50.3</text:p>
          </table:table-cell>
          <table:table-cell office:value-type="float" office:value="0.1" calcext:value-type="float">
            <text:p>0.1</text:p>
          </table:table-cell>
          <table:table-cell table:formula="of:=+0.1 + 0.03*[.V32]"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table:formula="of:=+0.1 + 0.03*[.B33]" office:value-type="float" office:value="0.367" calcext:value-type="float">
            <text:p>0.3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3.6" calcext:value-type="float">
            <text:p>173.6</text:p>
          </table:table-cell>
          <table:table-cell office:value-type="float" office:value="0.1" calcext:value-type="float">
            <text:p>0.1</text:p>
          </table:table-cell>
          <table:table-cell table:formula="of:=+0.1 + 0.03*[.G33]" office:value-type="float" office:value="5.308" calcext:value-type="float">
            <text:p>5.308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258" calcext:value-type="float">
            <text:p>258</text:p>
          </table:table-cell>
          <table:table-cell office:value-type="float" office:value="0.1" calcext:value-type="float">
            <text:p>0.1</text:p>
          </table:table-cell>
          <table:table-cell table:formula="of:=+1 + 0.03*[.L33]" office:value-type="float" office:value="8.74" calcext:value-type="float">
            <text:p>8.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7" calcext:value-type="float">
            <text:p>377</text:p>
          </table:table-cell>
          <table:table-cell office:value-type="float" office:value="0.1" calcext:value-type="float">
            <text:p>0.1</text:p>
          </table:table-cell>
          <table:table-cell table:formula="of:=+1 + 0.03*[.Q33]" office:value-type="float" office:value="12.31" calcext:value-type="float">
            <text:p>12.3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52.1" calcext:value-type="float">
            <text:p>52.1</text:p>
          </table:table-cell>
          <table:table-cell office:value-type="float" office:value="0.1" calcext:value-type="float">
            <text:p>0.1</text:p>
          </table:table-cell>
          <table:table-cell table:formula="of:=+0.1 + 0.03*[.V33]"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+0.1 + 0.03*[.B34]" office:value-type="float" office:value="0.4" calcext:value-type="float">
            <text:p>0.4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74" calcext:value-type="float">
            <text:p>174</text:p>
          </table:table-cell>
          <table:table-cell office:value-type="float" office:value="0.1" calcext:value-type="float">
            <text:p>0.1</text:p>
          </table:table-cell>
          <table:table-cell table:formula="of:=+1 + 0.03*[.G34]" office:value-type="float" office:value="6.22" calcext:value-type="float">
            <text:p>6.22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264" calcext:value-type="float">
            <text:p>264</text:p>
          </table:table-cell>
          <table:table-cell office:value-type="float" office:value="0.1" calcext:value-type="float">
            <text:p>0.1</text:p>
          </table:table-cell>
          <table:table-cell table:formula="of:=+1 + 0.03*[.L34]" office:value-type="float" office:value="8.92" calcext:value-type="float">
            <text:p>8.9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table:formula="of:=+1 + 0.03*[.Q34]" office:value-type="float" office:value="13.48" calcext:value-type="float">
            <text:p>13.48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66.6" calcext:value-type="float">
            <text:p>66.6</text:p>
          </table:table-cell>
          <table:table-cell office:value-type="float" office:value="0.1" calcext:value-type="float">
            <text:p>0.1</text:p>
          </table:table-cell>
          <table:table-cell table:formula="of:=+0.1 + 0.03*[.V34]"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table:formula="of:=+0.1 + 0.03*[.B35]" office:value-type="float" office:value="0.445" calcext:value-type="float">
            <text:p>0.44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75" calcext:value-type="float">
            <text:p>175</text:p>
          </table:table-cell>
          <table:table-cell office:value-type="float" office:value="0.1" calcext:value-type="float">
            <text:p>0.1</text:p>
          </table:table-cell>
          <table:table-cell table:formula="of:=+1 + 0.03*[.G35]" office:value-type="float" office:value="6.25" calcext:value-type="float">
            <text:p>6.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0.1" calcext:value-type="float">
            <text:p>0.1</text:p>
          </table:table-cell>
          <table:table-cell table:formula="of:=+1 + 0.03*[.L35]" office:value-type="float" office:value="9.16" calcext:value-type="float">
            <text:p>9.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0.1" calcext:value-type="float">
            <text:p>0.1</text:p>
          </table:table-cell>
          <table:table-cell table:formula="of:=+1 + 0.03*[.Q35]" office:value-type="float" office:value="14.8" calcext:value-type="float">
            <text:p>14.8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68.2" calcext:value-type="float">
            <text:p>68.2</text:p>
          </table:table-cell>
          <table:table-cell office:value-type="float" office:value="0.1" calcext:value-type="float">
            <text:p>0.1</text:p>
          </table:table-cell>
          <table:table-cell table:formula="of:=+0.1 + 0.03*[.V35]"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table:formula="of:=+0.1 + 0.03*[.B36]" office:value-type="float" office:value="0.484" calcext:value-type="float">
            <text:p>0.484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176" calcext:value-type="float">
            <text:p>176</text:p>
          </table:table-cell>
          <table:table-cell office:value-type="float" office:value="0.1" calcext:value-type="float">
            <text:p>0.1</text:p>
          </table:table-cell>
          <table:table-cell table:formula="of:=+1 + 0.03*[.G36]" office:value-type="float" office:value="6.28" calcext:value-type="float">
            <text:p>6.28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279" calcext:value-type="float">
            <text:p>279</text:p>
          </table:table-cell>
          <table:table-cell office:value-type="float" office:value="0.1" calcext:value-type="float">
            <text:p>0.1</text:p>
          </table:table-cell>
          <table:table-cell table:formula="of:=+1 + 0.03*[.L36]" office:value-type="float" office:value="9.37" calcext:value-type="float">
            <text:p>9.3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512" calcext:value-type="float">
            <text:p>512</text:p>
          </table:table-cell>
          <table:table-cell office:value-type="float" office:value="0.1" calcext:value-type="float">
            <text:p>0.1</text:p>
          </table:table-cell>
          <table:table-cell table:formula="of:=+1 + 0.03*[.Q36]" office:value-type="float" office:value="16.36" calcext:value-type="float">
            <text:p>16.36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70.6" calcext:value-type="float">
            <text:p>70.6</text:p>
          </table:table-cell>
          <table:table-cell office:value-type="float" office:value="0.1" calcext:value-type="float">
            <text:p>0.1</text:p>
          </table:table-cell>
          <table:table-cell table:formula="of:=+0.1 + 0.03*[.V36]"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table:formula="of:=+1 + 0.03*[.B37]" office:value-type="float" office:value="8.08" calcext:value-type="float">
            <text:p>8.08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76" calcext:value-type="float">
            <text:p>176</text:p>
          </table:table-cell>
          <table:table-cell office:value-type="float" office:value="0.1" calcext:value-type="float">
            <text:p>0.1</text:p>
          </table:table-cell>
          <table:table-cell table:formula="of:=+1 + 0.03*[.G37]" office:value-type="float" office:value="6.28" calcext:value-type="float">
            <text:p>6.28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287" calcext:value-type="float">
            <text:p>287</text:p>
          </table:table-cell>
          <table:table-cell office:value-type="float" office:value="0.1" calcext:value-type="float">
            <text:p>0.1</text:p>
          </table:table-cell>
          <table:table-cell table:formula="of:=+1 + 0.03*[.L37]" office:value-type="float" office:value="9.61" calcext:value-type="float">
            <text:p>9.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5" calcext:value-type="float">
            <text:p>565</text:p>
          </table:table-cell>
          <table:table-cell office:value-type="float" office:value="0.1" calcext:value-type="float">
            <text:p>0.1</text:p>
          </table:table-cell>
          <table:table-cell table:formula="of:=+1 + 0.03*[.Q37]" office:value-type="float" office:value="17.95" calcext:value-type="float">
            <text:p>17.95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71.7" calcext:value-type="float">
            <text:p>71.7</text:p>
          </table:table-cell>
          <table:table-cell office:value-type="float" office:value="0.1" calcext:value-type="float">
            <text:p>0.1</text:p>
          </table:table-cell>
          <table:table-cell table:formula="of:=+0.1 + 0.03*[.V37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46" calcext:value-type="float">
            <text:p>246</text:p>
          </table:table-cell>
          <table:table-cell office:value-type="float" office:value="0.1" calcext:value-type="float">
            <text:p>0.1</text:p>
          </table:table-cell>
          <table:table-cell table:formula="of:=+1 + 0.03*[.B38]" office:value-type="float" office:value="8.38" calcext:value-type="float">
            <text:p>8.38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77" calcext:value-type="float">
            <text:p>177</text:p>
          </table:table-cell>
          <table:table-cell office:value-type="float" office:value="0.1" calcext:value-type="float">
            <text:p>0.1</text:p>
          </table:table-cell>
          <table:table-cell table:formula="of:=+1 + 0.03*[.G38]" office:value-type="float" office:value="6.31" calcext:value-type="float">
            <text:p>6.31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298" calcext:value-type="float">
            <text:p>298</text:p>
          </table:table-cell>
          <table:table-cell office:value-type="float" office:value="0.1" calcext:value-type="float">
            <text:p>0.1</text:p>
          </table:table-cell>
          <table:table-cell table:formula="of:=+1 + 0.03*[.L38]" office:value-type="float" office:value="9.94" calcext:value-type="float">
            <text:p>9.94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599" calcext:value-type="float">
            <text:p>599</text:p>
          </table:table-cell>
          <table:table-cell office:value-type="float" office:value="0.1" calcext:value-type="float">
            <text:p>0.1</text:p>
          </table:table-cell>
          <table:table-cell table:formula="of:=+1 + 0.03*[.Q38]" office:value-type="float" office:value="18.97" calcext:value-type="float">
            <text:p>18.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.7" calcext:value-type="float">
            <text:p>72.7</text:p>
          </table:table-cell>
          <table:table-cell office:value-type="float" office:value="0.1" calcext:value-type="float">
            <text:p>0.1</text:p>
          </table:table-cell>
          <table:table-cell table:formula="of:=+0.1 + 0.03*[.V38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47" calcext:value-type="float">
            <text:p>247</text:p>
          </table:table-cell>
          <table:table-cell office:value-type="float" office:value="0.1" calcext:value-type="float">
            <text:p>0.1</text:p>
          </table:table-cell>
          <table:table-cell table:formula="of:=+1 + 0.03*[.B39]" office:value-type="float" office:value="8.41" calcext:value-type="float">
            <text:p>8.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0.1" calcext:value-type="float">
            <text:p>0.1</text:p>
          </table:table-cell>
          <table:table-cell table:formula="of:=+1 + 0.03*[.G39]" office:value-type="float" office:value="6.37" calcext:value-type="float">
            <text:p>6.37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08" calcext:value-type="float">
            <text:p>308</text:p>
          </table:table-cell>
          <table:table-cell office:value-type="float" office:value="0.1" calcext:value-type="float">
            <text:p>0.1</text:p>
          </table:table-cell>
          <table:table-cell table:formula="of:=+1 + 0.03*[.L39]" office:value-type="float" office:value="10.24" calcext:value-type="float">
            <text:p>10.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7" calcext:value-type="float">
            <text:p>637</text:p>
          </table:table-cell>
          <table:table-cell office:value-type="float" office:value="0.1" calcext:value-type="float">
            <text:p>0.1</text:p>
          </table:table-cell>
          <table:table-cell table:formula="of:=+1 + 0.03*[.Q39]" office:value-type="float" office:value="20.11" calcext:value-type="float">
            <text:p>20.11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.1</text:p>
          </table:table-cell>
          <table:table-cell table:formula="of:=+0.1 + 0.03*[.V39]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  <table:table-cell table:formula="of:=+1 + 0.03*[.B40]" office:value-type="float" office:value="8.68" calcext:value-type="float">
            <text:p>8.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0.1" calcext:value-type="float">
            <text:p>0.1</text:p>
          </table:table-cell>
          <table:table-cell table:formula="of:=+1 + 0.03*[.G40]" office:value-type="float" office:value="6.49" calcext:value-type="float">
            <text:p>6.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float" office:value="0.1" calcext:value-type="float">
            <text:p>0.1</text:p>
          </table:table-cell>
          <table:table-cell table:formula="of:=+1 + 0.03*[.L40]" office:value-type="float" office:value="10.45" calcext:value-type="float">
            <text:p>10.4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table:formula="of:=+1 + 0.03*[.Q40]" office:value-type="float" office:value="21.25" calcext:value-type="float">
            <text:p>21.2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75.2" calcext:value-type="float">
            <text:p>75.2</text:p>
          </table:table-cell>
          <table:table-cell office:value-type="float" office:value="0.1" calcext:value-type="float">
            <text:p>0.1</text:p>
          </table:table-cell>
          <table:table-cell table:formula="of:=+0.1 + 0.03*[.V40]" office:value-type="float" office:value="2.356" calcext:value-type="float">
            <text:p>2.35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60" calcext:value-type="float">
            <text:p>260</text:p>
          </table:table-cell>
          <table:table-cell office:value-type="float" office:value="0.1" calcext:value-type="float">
            <text:p>0.1</text:p>
          </table:table-cell>
          <table:table-cell table:formula="of:=+1 + 0.03*[.B41]" office:value-type="float" office:value="8.8" calcext:value-type="float">
            <text:p>8.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0.1" calcext:value-type="float">
            <text:p>0.1</text:p>
          </table:table-cell>
          <table:table-cell table:formula="of:=+1 + 0.03*[.G41]" office:value-type="float" office:value="6.55" calcext:value-type="float">
            <text:p>6.5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35" calcext:value-type="float">
            <text:p>335</text:p>
          </table:table-cell>
          <table:table-cell office:value-type="float" office:value="0.1" calcext:value-type="float">
            <text:p>0.1</text:p>
          </table:table-cell>
          <table:table-cell table:formula="of:=+1 + 0.03*[.L41]" office:value-type="float" office:value="11.05" calcext:value-type="float">
            <text:p>11.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8" calcext:value-type="float">
            <text:p>698</text:p>
          </table:table-cell>
          <table:table-cell office:value-type="float" office:value="0.1" calcext:value-type="float">
            <text:p>0.1</text:p>
          </table:table-cell>
          <table:table-cell table:formula="of:=+1 + 0.03*[.Q41]" office:value-type="float" office:value="21.94" calcext:value-type="float">
            <text:p>21.94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76.1" calcext:value-type="float">
            <text:p>76.1</text:p>
          </table:table-cell>
          <table:table-cell office:value-type="float" office:value="0.1" calcext:value-type="float">
            <text:p>0.1</text:p>
          </table:table-cell>
          <table:table-cell table:formula="of:=+0.1 + 0.03*[.V41]" office:value-type="float" office:value="2.383" calcext:value-type="float">
            <text:p>2.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float" office:value="0.1" calcext:value-type="float">
            <text:p>0.1</text:p>
          </table:table-cell>
          <table:table-cell table:formula="of:=+1 + 0.03*[.B42]" office:value-type="float" office:value="8.92" calcext:value-type="float">
            <text:p>8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0.1" calcext:value-type="float">
            <text:p>0.1</text:p>
          </table:table-cell>
          <table:table-cell table:formula="of:=+1 + 0.03*[.G42]" office:value-type="float" office:value="6.64" calcext:value-type="float">
            <text:p>6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office:value-type="float" office:value="0.1" calcext:value-type="float">
            <text:p>0.1</text:p>
          </table:table-cell>
          <table:table-cell table:formula="of:=+1 + 0.03*[.L42]" office:value-type="float" office:value="11.53" calcext:value-type="float">
            <text:p>11.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 office:value-type="float" office:value="0.1" calcext:value-type="float">
            <text:p>0.1</text:p>
          </table:table-cell>
          <table:table-cell table:formula="of:=+1 + 0.03*[.Q42]" office:value-type="float" office:value="23.5" calcext:value-type="float">
            <text:p>23.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.1</text:p>
          </table:table-cell>
          <table:table-cell table:formula="of:=+0.1 + 0.03*[.V42]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.1</text:p>
          </table:table-cell>
          <table:table-cell table:formula="of:=+1 + 0.03*[.B43]" office:value-type="float" office:value="9.49" calcext:value-type="float">
            <text:p>9.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0.1" calcext:value-type="float">
            <text:p>0.1</text:p>
          </table:table-cell>
          <table:table-cell table:formula="of:=+1 + 0.03*[.G43]" office:value-type="float" office:value="6.73" calcext:value-type="float">
            <text:p>6.73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68" calcext:value-type="float">
            <text:p>368</text:p>
          </table:table-cell>
          <table:table-cell office:value-type="float" office:value="0.1" calcext:value-type="float">
            <text:p>0.1</text:p>
          </table:table-cell>
          <table:table-cell table:formula="of:=+1 + 0.03*[.L43]" office:value-type="float" office:value="12.04" calcext:value-type="float">
            <text:p>12.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6" calcext:value-type="float">
            <text:p>786</text:p>
          </table:table-cell>
          <table:table-cell office:value-type="float" office:value="0.1" calcext:value-type="float">
            <text:p>0.1</text:p>
          </table:table-cell>
          <table:table-cell table:formula="of:=+1 + 0.03*[.Q43]" office:value-type="float" office:value="24.58" calcext:value-type="float">
            <text:p>24.58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77.9" calcext:value-type="float">
            <text:p>77.9</text:p>
          </table:table-cell>
          <table:table-cell office:value-type="float" office:value="0.1" calcext:value-type="float">
            <text:p>0.1</text:p>
          </table:table-cell>
          <table:table-cell table:formula="of:=+0.1 + 0.03*[.V43]" office:value-type="float" office:value="2.437" calcext:value-type="float">
            <text:p>2.4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0.1" calcext:value-type="float">
            <text:p>0.1</text:p>
          </table:table-cell>
          <table:table-cell table:formula="of:=+1 + 0.03*[.B44]" office:value-type="float" office:value="10.09" calcext:value-type="float">
            <text:p>10.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0.1" calcext:value-type="float">
            <text:p>0.1</text:p>
          </table:table-cell>
          <table:table-cell table:formula="of:=+1 + 0.03*[.G44]" office:value-type="float" office:value="6.88" calcext:value-type="float">
            <text:p>6.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float" office:value="0.1" calcext:value-type="float">
            <text:p>0.1</text:p>
          </table:table-cell>
          <table:table-cell table:formula="of:=+1 + 0.03*[.L44]" office:value-type="float" office:value="12.61" calcext:value-type="float">
            <text:p>12.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12" calcext:value-type="float">
            <text:p>812</text:p>
          </table:table-cell>
          <table:table-cell office:value-type="float" office:value="0.1" calcext:value-type="float">
            <text:p>0.1</text:p>
          </table:table-cell>
          <table:table-cell table:formula="of:=+1 + 0.03*[.Q44]" office:value-type="float" office:value="25.36" calcext:value-type="float">
            <text:p>25.36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78.6" calcext:value-type="float">
            <text:p>78.6</text:p>
          </table:table-cell>
          <table:table-cell office:value-type="float" office:value="0.1" calcext:value-type="float">
            <text:p>0.1</text:p>
          </table:table-cell>
          <table:table-cell table:formula="of:=+0.1 + 0.03*[.V44]" office:value-type="float" office:value="2.458" calcext:value-type="float">
            <text:p>2.4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0.1" calcext:value-type="float">
            <text:p>0.1</text:p>
          </table:table-cell>
          <table:table-cell table:formula="of:=+1 + 0.03*[.B45]" office:value-type="float" office:value="11.11" calcext:value-type="float">
            <text:p>11.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6" calcext:value-type="float">
            <text:p>196</text:p>
          </table:table-cell>
          <table:table-cell office:value-type="float" office:value="0.1" calcext:value-type="float">
            <text:p>0.1</text:p>
          </table:table-cell>
          <table:table-cell table:formula="of:=+1 + 0.03*[.G45]" office:value-type="float" office:value="6.88" calcext:value-type="float">
            <text:p>6.8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407" calcext:value-type="float">
            <text:p>407</text:p>
          </table:table-cell>
          <table:table-cell office:value-type="float" office:value="0.1" calcext:value-type="float">
            <text:p>0.1</text:p>
          </table:table-cell>
          <table:table-cell table:formula="of:=+1 + 0.03*[.L45]" office:value-type="float" office:value="13.21" calcext:value-type="float">
            <text:p>13.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26" calcext:value-type="float">
            <text:p>826</text:p>
          </table:table-cell>
          <table:table-cell office:value-type="float" office:value="0.1" calcext:value-type="float">
            <text:p>0.1</text:p>
          </table:table-cell>
          <table:table-cell table:formula="of:=+1 + 0.03*[.Q45]" office:value-type="float" office:value="25.78" calcext:value-type="float">
            <text:p>25.78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78.9" calcext:value-type="float">
            <text:p>78.9</text:p>
          </table:table-cell>
          <table:table-cell office:value-type="float" office:value="0.1" calcext:value-type="float">
            <text:p>0.1</text:p>
          </table:table-cell>
          <table:table-cell table:formula="of:=+0.1 + 0.03*[.V45]" office:value-type="float" office:value="2.467" calcext:value-type="float">
            <text:p>2.4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office:value-type="float" office:value="0.1" calcext:value-type="float">
            <text:p>0.1</text:p>
          </table:table-cell>
          <table:table-cell table:formula="of:=+1 + 0.03*[.B46]" office:value-type="float" office:value="11.89" calcext:value-type="float">
            <text:p>11.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float" office:value="0.1" calcext:value-type="float">
            <text:p>0.1</text:p>
          </table:table-cell>
          <table:table-cell table:formula="of:=+1 + 0.03*[.G46]" office:value-type="float" office:value="6.91" calcext:value-type="float">
            <text:p>6.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24" calcext:value-type="float">
            <text:p>424</text:p>
          </table:table-cell>
          <table:table-cell office:value-type="float" office:value="0.1" calcext:value-type="float">
            <text:p>0.1</text:p>
          </table:table-cell>
          <table:table-cell table:formula="of:=+1 + 0.03*[.L46]" office:value-type="float" office:value="13.72" calcext:value-type="float">
            <text:p>13.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office:value-type="float" office:value="0.1" calcext:value-type="float">
            <text:p>0.1</text:p>
          </table:table-cell>
          <table:table-cell table:formula="of:=+1 + 0.03*[.Q46]" office:value-type="float" office:value="26.26" calcext:value-type="float">
            <text:p>26.26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80.1" calcext:value-type="float">
            <text:p>80.1</text:p>
          </table:table-cell>
          <table:table-cell office:value-type="float" office:value="0.1" calcext:value-type="float">
            <text:p>0.1</text:p>
          </table:table-cell>
          <table:table-cell table:formula="of:=+0.1 + 0.03*[.V46]" office:value-type="float" office:value="2.503" calcext:value-type="float">
            <text:p>2.5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formula="of:=+1 + 0.03*[.B47]"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9" calcext:value-type="float">
            <text:p>199</text:p>
          </table:table-cell>
          <table:table-cell office:value-type="float" office:value="0.1" calcext:value-type="float">
            <text:p>0.1</text:p>
          </table:table-cell>
          <table:table-cell table:formula="of:=+1 + 0.03*[.G47]" office:value-type="float" office:value="6.97" calcext:value-type="float">
            <text:p>6.97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446" calcext:value-type="float">
            <text:p>446</text:p>
          </table:table-cell>
          <table:table-cell office:value-type="float" office:value="0.1" calcext:value-type="float">
            <text:p>0.1</text:p>
          </table:table-cell>
          <table:table-cell table:formula="of:=+1 + 0.03*[.L47]" office:value-type="float" office:value="14.38" calcext:value-type="float">
            <text:p>14.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0.1" calcext:value-type="float">
            <text:p>0.1</text:p>
          </table:table-cell>
          <table:table-cell table:formula="of:=+1 + 0.03*[.Q47]" office:value-type="float" office:value="26.5" calcext:value-type="float">
            <text:p>26.5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80.6" calcext:value-type="float">
            <text:p>80.6</text:p>
          </table:table-cell>
          <table:table-cell office:value-type="float" office:value="0.1" calcext:value-type="float">
            <text:p>0.1</text:p>
          </table:table-cell>
          <table:table-cell table:formula="of:=+0.1 + 0.03*[.V47]"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4" calcext:value-type="float">
            <text:p>434</text:p>
          </table:table-cell>
          <table:table-cell office:value-type="float" office:value="0.1" calcext:value-type="float">
            <text:p>0.1</text:p>
          </table:table-cell>
          <table:table-cell table:formula="of:=+1 + 0.03*[.B48]" office:value-type="float" office:value="14.02" calcext:value-type="float">
            <text:p>14.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0.1" calcext:value-type="float">
            <text:p>0.1</text:p>
          </table:table-cell>
          <table:table-cell table:formula="of:=+1 + 0.03*[.G48]" office:value-type="float" office:value="7.03" calcext:value-type="float">
            <text:p>7.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float" office:value="0.1" calcext:value-type="float">
            <text:p>0.1</text:p>
          </table:table-cell>
          <table:table-cell table:formula="of:=+1 + 0.03*[.L48]" office:value-type="float" office:value="15.07" calcext:value-type="float">
            <text:p>15.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0.1" calcext:value-type="float">
            <text:p>0.1</text:p>
          </table:table-cell>
          <table:table-cell table:formula="of:=+1 + 0.03*[.Q48]" office:value-type="float" office:value="26.8" calcext:value-type="float">
            <text:p>26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float" office:value="0.1" calcext:value-type="float">
            <text:p>0.1</text:p>
          </table:table-cell>
          <table:table-cell table:formula="of:=+0.1 + 0.03*[.V48]" office:value-type="float" office:value="2.551" calcext:value-type="float">
            <text:p>2.5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1" calcext:value-type="float">
            <text:p>471</text:p>
          </table:table-cell>
          <table:table-cell office:value-type="float" office:value="0.1" calcext:value-type="float">
            <text:p>0.1</text:p>
          </table:table-cell>
          <table:table-cell table:formula="of:=+1 + 0.03*[.B49]" office:value-type="float" office:value="15.13" calcext:value-type="float">
            <text:p>15.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0.1" calcext:value-type="float">
            <text:p>0.1</text:p>
          </table:table-cell>
          <table:table-cell table:formula="of:=+1 + 0.03*[.G49]" office:value-type="float" office:value="7.09" calcext:value-type="float">
            <text:p>7.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7" calcext:value-type="float">
            <text:p>517</text:p>
          </table:table-cell>
          <table:table-cell office:value-type="float" office:value="0.1" calcext:value-type="float">
            <text:p>0.1</text:p>
          </table:table-cell>
          <table:table-cell table:formula="of:=+1 + 0.03*[.L49]" office:value-type="float" office:value="16.51" calcext:value-type="float">
            <text:p>16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0.1" calcext:value-type="float">
            <text:p>0.1</text:p>
          </table:table-cell>
          <table:table-cell table:formula="of:=+1 + 0.03*[.Q49]" office:value-type="float" office:value="26.86" calcext:value-type="float">
            <text:p>26.86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82.9" calcext:value-type="float">
            <text:p>82.9</text:p>
          </table:table-cell>
          <table:table-cell office:value-type="float" office:value="0.1" calcext:value-type="float">
            <text:p>0.1</text:p>
          </table:table-cell>
          <table:table-cell table:formula="of:=+0.1 + 0.03*[.V49]" office:value-type="float" office:value="2.587" calcext:value-type="float">
            <text:p>2.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0.1" calcext:value-type="float">
            <text:p>0.1</text:p>
          </table:table-cell>
          <table:table-cell table:formula="of:=+1 + 0.03*[.B50]" office:value-type="float" office:value="16.36" calcext:value-type="float">
            <text:p>16.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office:value-type="float" office:value="0.1" calcext:value-type="float">
            <text:p>0.1</text:p>
          </table:table-cell>
          <table:table-cell table:formula="of:=+1 + 0.03*[.G50]" office:value-type="float" office:value="7.33" calcext:value-type="float">
            <text:p>7.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76" calcext:value-type="float">
            <text:p>576</text:p>
          </table:table-cell>
          <table:table-cell office:value-type="float" office:value="0.1" calcext:value-type="float">
            <text:p>0.1</text:p>
          </table:table-cell>
          <table:table-cell table:formula="of:=+1 + 0.03*[.L50]" office:value-type="float" office:value="18.28" calcext:value-type="float">
            <text:p>18.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91" calcext:value-type="float">
            <text:p>891</text:p>
          </table:table-cell>
          <table:table-cell office:value-type="float" office:value="0.1" calcext:value-type="float">
            <text:p>0.1</text:p>
          </table:table-cell>
          <table:table-cell table:formula="of:=+1 + 0.03*[.Q50]" office:value-type="float" office:value="27.73" calcext:value-type="float">
            <text:p>27.73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84.7" calcext:value-type="float">
            <text:p>84.7</text:p>
          </table:table-cell>
          <table:table-cell office:value-type="float" office:value="0.1" calcext:value-type="float">
            <text:p>0.1</text:p>
          </table:table-cell>
          <table:table-cell table:formula="of:=+0.1 + 0.03*[.V50]"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2" calcext:value-type="float">
            <text:p>552</text:p>
          </table:table-cell>
          <table:table-cell office:value-type="float" office:value="0.1" calcext:value-type="float">
            <text:p>0.1</text:p>
          </table:table-cell>
          <table:table-cell table:formula="of:=+1 + 0.03*[.B51]" office:value-type="float" office:value="17.56" calcext:value-type="float">
            <text:p>17.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office:value-type="float" office:value="0.1" calcext:value-type="float">
            <text:p>0.1</text:p>
          </table:table-cell>
          <table:table-cell table:formula="of:=+1 + 0.03*[.G51]" office:value-type="float" office:value="7.54" calcext:value-type="float">
            <text:p>7.5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table:formula="of:=+1 + 0.03*[.L51]" office:value-type="float" office:value="21.25" calcext:value-type="float">
            <text:p>21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05" calcext:value-type="float">
            <text:p>905</text:p>
          </table:table-cell>
          <table:table-cell office:value-type="float" office:value="0.1" calcext:value-type="float">
            <text:p>0.1</text:p>
          </table:table-cell>
          <table:table-cell table:formula="of:=+1 + 0.03*[.Q51]" office:value-type="float" office:value="28.15" calcext:value-type="float">
            <text:p>28.15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85.6" calcext:value-type="float">
            <text:p>85.6</text:p>
          </table:table-cell>
          <table:table-cell office:value-type="float" office:value="0.1" calcext:value-type="float">
            <text:p>0.1</text:p>
          </table:table-cell>
          <table:table-cell table:formula="of:=+0.1 + 0.03*[.V51]" office:value-type="float" office:value="2.668" calcext:value-type="float">
            <text:p>2.6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1" calcext:value-type="float">
            <text:p>0.1</text:p>
          </table:table-cell>
          <table:table-cell table:formula="of:=+1 + 0.03*[.B52]" office:value-type="float" office:value="18.49" calcext:value-type="float">
            <text:p>18.4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0.1" calcext:value-type="float">
            <text:p>0.1</text:p>
          </table:table-cell>
          <table:table-cell table:formula="of:=+1 + 0.03*[.G52]" office:value-type="float" office:value="7.75" calcext:value-type="float">
            <text:p>7.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53" calcext:value-type="float">
            <text:p>753</text:p>
          </table:table-cell>
          <table:table-cell office:value-type="float" office:value="0.1" calcext:value-type="float">
            <text:p>0.1</text:p>
          </table:table-cell>
          <table:table-cell table:formula="of:=+1 + 0.03*[.L52]" office:value-type="float" office:value="23.59" calcext:value-type="float">
            <text:p>23.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23" calcext:value-type="float">
            <text:p>923</text:p>
          </table:table-cell>
          <table:table-cell office:value-type="float" office:value="0.1" calcext:value-type="float">
            <text:p>0.1</text:p>
          </table:table-cell>
          <table:table-cell table:formula="of:=+1 + 0.03*[.Q52]" office:value-type="float" office:value="28.69" calcext:value-type="float">
            <text:p>28.69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87.1" calcext:value-type="float">
            <text:p>87.1</text:p>
          </table:table-cell>
          <table:table-cell office:value-type="float" office:value="0.1" calcext:value-type="float">
            <text:p>0.1</text:p>
          </table:table-cell>
          <table:table-cell table:formula="of:=+0.1 + 0.03*[.V52]" office:value-type="float" office:value="2.713" calcext:value-type="float">
            <text:p>2.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office:value-type="float" office:value="0.1" calcext:value-type="float">
            <text:p>0.1</text:p>
          </table:table-cell>
          <table:table-cell table:formula="of:=+1 + 0.03*[.B53]" office:value-type="float" office:value="19.24" calcext:value-type="float">
            <text:p>19.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table:formula="of:=+1 + 0.03*[.G53]" office:value-type="float" office:value="7.9" calcext:value-type="float">
            <text:p>7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17" calcext:value-type="float">
            <text:p>817</text:p>
          </table:table-cell>
          <table:table-cell office:value-type="float" office:value="0.1" calcext:value-type="float">
            <text:p>0.1</text:p>
          </table:table-cell>
          <table:table-cell table:formula="of:=+1 + 0.03*[.L53]" office:value-type="float" office:value="25.51" calcext:value-type="float">
            <text:p>25.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36" calcext:value-type="float">
            <text:p>936</text:p>
          </table:table-cell>
          <table:table-cell office:value-type="float" office:value="0.1" calcext:value-type="float">
            <text:p>0.1</text:p>
          </table:table-cell>
          <table:table-cell table:formula="of:=+1 + 0.03*[.Q53]" office:value-type="float" office:value="29.08" calcext:value-type="float">
            <text:p>29.08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87.9" calcext:value-type="float">
            <text:p>87.9</text:p>
          </table:table-cell>
          <table:table-cell office:value-type="float" office:value="0.1" calcext:value-type="float">
            <text:p>0.1</text:p>
          </table:table-cell>
          <table:table-cell table:formula="of:=+0.1 + 0.03*[.V53]" office:value-type="float" office:value="2.737" calcext:value-type="float">
            <text:p>2.7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office:value-type="float" office:value="0.1" calcext:value-type="float">
            <text:p>0.1</text:p>
          </table:table-cell>
          <table:table-cell table:formula="of:=+1 + 0.03*[.B54]" office:value-type="float" office:value="19.96" calcext:value-type="float">
            <text:p>19.9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0.1" calcext:value-type="float">
            <text:p>0.1</text:p>
          </table:table-cell>
          <table:table-cell table:formula="of:=+1 + 0.03*[.G54]" office:value-type="float" office:value="8.11" calcext:value-type="float">
            <text:p>8.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87" calcext:value-type="float">
            <text:p>1087</text:p>
          </table:table-cell>
          <table:table-cell office:value-type="float" office:value="0.1" calcext:value-type="float">
            <text:p>0.1</text:p>
          </table:table-cell>
          <table:table-cell table:formula="of:=+1 + 0.03*[.L54]" office:value-type="float" office:value="33.61" calcext:value-type="float">
            <text:p>33.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75" calcext:value-type="float">
            <text:p>975</text:p>
          </table:table-cell>
          <table:table-cell office:value-type="float" office:value="0.1" calcext:value-type="float">
            <text:p>0.1</text:p>
          </table:table-cell>
          <table:table-cell table:formula="of:=+1 + 0.03*[.Q54]" office:value-type="float" office:value="30.25" calcext:value-type="float">
            <text:p>30.25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89.7" calcext:value-type="float">
            <text:p>89.7</text:p>
          </table:table-cell>
          <table:table-cell office:value-type="float" office:value="0.1" calcext:value-type="float">
            <text:p>0.1</text:p>
          </table:table-cell>
          <table:table-cell table:formula="of:=+0.1 + 0.03*[.V54]" office:value-type="float" office:value="2.791" calcext:value-type="float">
            <text:p>2.7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" calcext:value-type="float">
            <text:p>662</text:p>
          </table:table-cell>
          <table:table-cell office:value-type="float" office:value="0.1" calcext:value-type="float">
            <text:p>0.1</text:p>
          </table:table-cell>
          <table:table-cell table:formula="of:=+1 + 0.03*[.B55]" office:value-type="float" office:value="20.86" calcext:value-type="float">
            <text:p>20.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1" calcext:value-type="float">
            <text:p>241</text:p>
          </table:table-cell>
          <table:table-cell office:value-type="float" office:value="0.1" calcext:value-type="float">
            <text:p>0.1</text:p>
          </table:table-cell>
          <table:table-cell table:formula="of:=+1 + 0.03*[.G55]" office:value-type="float" office:value="8.23" calcext:value-type="float">
            <text:p>8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52" calcext:value-type="float">
            <text:p>1252</text:p>
          </table:table-cell>
          <table:table-cell office:value-type="float" office:value="0.1" calcext:value-type="float">
            <text:p>0.1</text:p>
          </table:table-cell>
          <table:table-cell table:formula="of:=+1 + 0.03*[.L55]" office:value-type="float" office:value="38.56" calcext:value-type="float">
            <text:p>38.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19" calcext:value-type="float">
            <text:p>1019</text:p>
          </table:table-cell>
          <table:table-cell office:value-type="float" office:value="0.1" calcext:value-type="float">
            <text:p>0.1</text:p>
          </table:table-cell>
          <table:table-cell table:formula="of:=+1 + 0.03*[.Q55]" office:value-type="float" office:value="31.57" calcext:value-type="float">
            <text:p>31.57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102.5" calcext:value-type="float">
            <text:p>102.5</text:p>
          </table:table-cell>
          <table:table-cell office:value-type="float" office:value="0.1" calcext:value-type="float">
            <text:p>0.1</text:p>
          </table:table-cell>
          <table:table-cell table:formula="of:=+0.1 + 0.03*[.V55]"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7" calcext:value-type="float">
            <text:p>687</text:p>
          </table:table-cell>
          <table:table-cell office:value-type="float" office:value="0.1" calcext:value-type="float">
            <text:p>0.1</text:p>
          </table:table-cell>
          <table:table-cell table:formula="of:=+1 + 0.03*[.B56]" office:value-type="float" office:value="21.61" calcext:value-type="float">
            <text:p>21.6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6" calcext:value-type="float">
            <text:p>246</text:p>
          </table:table-cell>
          <table:table-cell office:value-type="float" office:value="0.1" calcext:value-type="float">
            <text:p>0.1</text:p>
          </table:table-cell>
          <table:table-cell table:formula="of:=+1 + 0.03*[.G56]" office:value-type="float" office:value="8.38" calcext:value-type="float">
            <text:p>8.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60" calcext:value-type="float">
            <text:p>1360</text:p>
          </table:table-cell>
          <table:table-cell office:value-type="float" office:value="0.1" calcext:value-type="float">
            <text:p>0.1</text:p>
          </table:table-cell>
          <table:table-cell table:formula="of:=+1 + 0.03*[.L56]" office:value-type="float" office:value="41.8" calcext:value-type="float">
            <text:p>41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60" calcext:value-type="float">
            <text:p>1060</text:p>
          </table:table-cell>
          <table:table-cell office:value-type="float" office:value="0.1" calcext:value-type="float">
            <text:p>0.1</text:p>
          </table:table-cell>
          <table:table-cell table:formula="of:=+1 + 0.03*[.Q56]" office:value-type="float" office:value="32.8" calcext:value-type="float">
            <text:p>32.8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103.3" calcext:value-type="float">
            <text:p>103.3</text:p>
          </table:table-cell>
          <table:table-cell office:value-type="float" office:value="0.1" calcext:value-type="float">
            <text:p>0.1</text:p>
          </table:table-cell>
          <table:table-cell table:formula="of:=+0.1 + 0.03*[.V56]"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3" calcext:value-type="float">
            <text:p>703</text:p>
          </table:table-cell>
          <table:table-cell office:value-type="float" office:value="0.1" calcext:value-type="float">
            <text:p>0.1</text:p>
          </table:table-cell>
          <table:table-cell table:formula="of:=+1 + 0.03*[.B57]" office:value-type="float" office:value="22.09" calcext:value-type="float">
            <text:p>22.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42" calcext:value-type="float">
            <text:p>242</text:p>
          </table:table-cell>
          <table:table-cell office:value-type="float" office:value="0.1" calcext:value-type="float">
            <text:p>0.1</text:p>
          </table:table-cell>
          <table:table-cell table:formula="of:=+1 + 0.03*[.G57]" office:value-type="float" office:value="8.26" calcext:value-type="float">
            <text:p>8.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50" calcext:value-type="float">
            <text:p>1450</text:p>
          </table:table-cell>
          <table:table-cell office:value-type="float" office:value="0.1" calcext:value-type="float">
            <text:p>0.1</text:p>
          </table:table-cell>
          <table:table-cell table:formula="of:=+1 + 0.03*[.L57]" office:value-type="float" office:value="44.5" calcext:value-type="float">
            <text:p>44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04" calcext:value-type="float">
            <text:p>1104</text:p>
          </table:table-cell>
          <table:table-cell office:value-type="float" office:value="0.1" calcext:value-type="float">
            <text:p>0.1</text:p>
          </table:table-cell>
          <table:table-cell table:formula="of:=+1 + 0.03*[.Q57]" office:value-type="float" office:value="34.12" calcext:value-type="float">
            <text:p>34.12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05.1" calcext:value-type="float">
            <text:p>105.1</text:p>
          </table:table-cell>
          <table:table-cell office:value-type="float" office:value="0.1" calcext:value-type="float">
            <text:p>0.1</text:p>
          </table:table-cell>
          <table:table-cell table:formula="of:=+0.1 + 0.03*[.V57]"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4" calcext:value-type="float">
            <text:p>714</text:p>
          </table:table-cell>
          <table:table-cell office:value-type="float" office:value="0.1" calcext:value-type="float">
            <text:p>0.1</text:p>
          </table:table-cell>
          <table:table-cell table:formula="of:=+1 + 0.03*[.B58]" office:value-type="float" office:value="22.42" calcext:value-type="float">
            <text:p>22.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  <table:table-cell table:formula="of:=+1 + 0.03*[.G58]" office:value-type="float" office:value="8.68" calcext:value-type="float">
            <text:p>8.6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88" calcext:value-type="float">
            <text:p>1488</text:p>
          </table:table-cell>
          <table:table-cell office:value-type="float" office:value="0.1" calcext:value-type="float">
            <text:p>0.1</text:p>
          </table:table-cell>
          <table:table-cell table:formula="of:=+1 + 0.03*[.L58]" office:value-type="float" office:value="45.64" calcext:value-type="float">
            <text:p>45.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51" calcext:value-type="float">
            <text:p>1151</text:p>
          </table:table-cell>
          <table:table-cell office:value-type="float" office:value="0.1" calcext:value-type="float">
            <text:p>0.1</text:p>
          </table:table-cell>
          <table:table-cell table:formula="of:=+1 + 0.03*[.Q58]" office:value-type="float" office:value="35.53" calcext:value-type="float">
            <text:p>35.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0.1" calcext:value-type="float">
            <text:p>0.1</text:p>
          </table:table-cell>
          <table:table-cell table:formula="of:=+0.1 + 0.03*[.V58]"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1" calcext:value-type="float">
            <text:p>721</text:p>
          </table:table-cell>
          <table:table-cell office:value-type="float" office:value="0.1" calcext:value-type="float">
            <text:p>0.1</text:p>
          </table:table-cell>
          <table:table-cell table:formula="of:=+1 + 0.03*[.B59]" office:value-type="float" office:value="22.63" calcext:value-type="float">
            <text:p>22.6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0.1" calcext:value-type="float">
            <text:p>0.1</text:p>
          </table:table-cell>
          <table:table-cell table:formula="of:=+1 + 0.03*[.G59]" office:value-type="float" office:value="8.8" calcext:value-type="float">
            <text:p>8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55" calcext:value-type="float">
            <text:p>1555</text:p>
          </table:table-cell>
          <table:table-cell office:value-type="float" office:value="0.1" calcext:value-type="float">
            <text:p>0.1</text:p>
          </table:table-cell>
          <table:table-cell table:formula="of:=+1 + 0.03*[.L59]" office:value-type="float" office:value="47.65" calcext:value-type="float">
            <text:p>47.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03" calcext:value-type="float">
            <text:p>1203</text:p>
          </table:table-cell>
          <table:table-cell office:value-type="float" office:value="0.1" calcext:value-type="float">
            <text:p>0.1</text:p>
          </table:table-cell>
          <table:table-cell table:formula="of:=+1 + 0.03*[.Q59]" office:value-type="float" office:value="37.09" calcext:value-type="float">
            <text:p>37.09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float" office:value="105.6" calcext:value-type="float">
            <text:p>105.6</text:p>
          </table:table-cell>
          <table:table-cell office:value-type="float" office:value="0.1" calcext:value-type="float">
            <text:p>0.1</text:p>
          </table:table-cell>
          <table:table-cell table:formula="of:=+0.1 + 0.03*[.V59]"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7" calcext:value-type="float">
            <text:p>737</text:p>
          </table:table-cell>
          <table:table-cell office:value-type="float" office:value="0.1" calcext:value-type="float">
            <text:p>0.1</text:p>
          </table:table-cell>
          <table:table-cell table:formula="of:=+1 + 0.03*[.B60]" office:value-type="float" office:value="23.11" calcext:value-type="float">
            <text:p>23.1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0.1" calcext:value-type="float">
            <text:p>0.1</text:p>
          </table:table-cell>
          <table:table-cell table:formula="of:=+1 + 0.03*[.G60]" office:value-type="float" office:value="8.92" calcext:value-type="float">
            <text:p>8.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609" calcext:value-type="float">
            <text:p>1609</text:p>
          </table:table-cell>
          <table:table-cell office:value-type="float" office:value="0.1" calcext:value-type="float">
            <text:p>0.1</text:p>
          </table:table-cell>
          <table:table-cell table:formula="of:=+1 + 0.03*[.L60]" office:value-type="float" office:value="49.27" calcext:value-type="float">
            <text:p>49.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60" calcext:value-type="float">
            <text:p>1260</text:p>
          </table:table-cell>
          <table:table-cell office:value-type="float" office:value="0.1" calcext:value-type="float">
            <text:p>0.1</text:p>
          </table:table-cell>
          <table:table-cell table:formula="of:=+1 + 0.03*[.Q60]" office:value-type="float" office:value="38.8" calcext:value-type="float">
            <text:p>38.8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95.1" calcext:value-type="float">
            <text:p>95.1</text:p>
          </table:table-cell>
          <table:table-cell office:value-type="float" office:value="0.1" calcext:value-type="float">
            <text:p>0.1</text:p>
          </table:table-cell>
          <table:table-cell table:formula="of:=+0.1 + 0.03*[.V60]" office:value-type="float" office:value="2.953" calcext:value-type="float">
            <text:p>2.9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0.1" calcext:value-type="float">
            <text:p>0.1</text:p>
          </table:table-cell>
          <table:table-cell table:formula="of:=+1 + 0.03*[.B61]" office:value-type="float" office:value="23.5" calcext:value-type="float">
            <text:p>23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9" calcext:value-type="float">
            <text:p>269</text:p>
          </table:table-cell>
          <table:table-cell office:value-type="float" office:value="0.1" calcext:value-type="float">
            <text:p>0.1</text:p>
          </table:table-cell>
          <table:table-cell table:formula="of:=+1 + 0.03*[.G61]" office:value-type="float" office:value="9.07" calcext:value-type="float">
            <text:p>9.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54" calcext:value-type="float">
            <text:p>1654</text:p>
          </table:table-cell>
          <table:table-cell office:value-type="float" office:value="0.1" calcext:value-type="float">
            <text:p>0.1</text:p>
          </table:table-cell>
          <table:table-cell table:formula="of:=+1 + 0.03*[.L61]" office:value-type="float" office:value="50.62" calcext:value-type="float">
            <text:p>50.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26" calcext:value-type="float">
            <text:p>1326</text:p>
          </table:table-cell>
          <table:table-cell office:value-type="float" office:value="0.1" calcext:value-type="float">
            <text:p>0.1</text:p>
          </table:table-cell>
          <table:table-cell table:formula="of:=+1 + 0.03*[.Q61]" office:value-type="float" office:value="40.78" calcext:value-type="float">
            <text:p>40.78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97.3" calcext:value-type="float">
            <text:p>97.3</text:p>
          </table:table-cell>
          <table:table-cell office:value-type="float" office:value="0.1" calcext:value-type="float">
            <text:p>0.1</text:p>
          </table:table-cell>
          <table:table-cell table:formula="of:=+0.1 + 0.03*[.V61]" office:value-type="float" office:value="3.019" calcext:value-type="float">
            <text:p>3.0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office:value-type="float" office:value="0.1" calcext:value-type="float">
            <text:p>0.1</text:p>
          </table:table-cell>
          <table:table-cell table:formula="of:=+1 + 0.03*[.B62]" office:value-type="float" office:value="24.01" calcext:value-type="float">
            <text:p>24.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0.1" calcext:value-type="float">
            <text:p>0.1</text:p>
          </table:table-cell>
          <table:table-cell table:formula="of:=+1 + 0.03*[.G62]" office:value-type="float" office:value="9.19" calcext:value-type="float">
            <text:p>9.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07" calcext:value-type="float">
            <text:p>1707</text:p>
          </table:table-cell>
          <table:table-cell office:value-type="float" office:value="0.1" calcext:value-type="float">
            <text:p>0.1</text:p>
          </table:table-cell>
          <table:table-cell table:formula="of:=+1 + 0.03*[.L62]" office:value-type="float" office:value="52.21" calcext:value-type="float">
            <text:p>52.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94" calcext:value-type="float">
            <text:p>1394</text:p>
          </table:table-cell>
          <table:table-cell office:value-type="float" office:value="0.1" calcext:value-type="float">
            <text:p>0.1</text:p>
          </table:table-cell>
          <table:table-cell table:formula="of:=+1 + 0.03*[.Q62]" office:value-type="float" office:value="42.82" calcext:value-type="float">
            <text:p>42.82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715" calcext:value-type="float">
            <text:p>715</text:p>
          </table:table-cell>
          <table:table-cell office:value-type="float" office:value="0.1" calcext:value-type="float">
            <text:p>0.1</text:p>
          </table:table-cell>
          <table:table-cell table:formula="of:=+1 + 0.03*[.V62]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office:value-type="float" office:value="0.1" calcext:value-type="float">
            <text:p>0.1</text:p>
          </table:table-cell>
          <table:table-cell table:formula="of:=+1 + 0.03*[.B63]" office:value-type="float" office:value="24.4" calcext:value-type="float">
            <text:p>24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0.1" calcext:value-type="float">
            <text:p>0.1</text:p>
          </table:table-cell>
          <table:table-cell table:formula="of:=+1 + 0.03*[.G63]" office:value-type="float" office:value="9.31" calcext:value-type="float">
            <text:p>9.3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55" calcext:value-type="float">
            <text:p>1755</text:p>
          </table:table-cell>
          <table:table-cell office:value-type="float" office:value="0.1" calcext:value-type="float">
            <text:p>0.1</text:p>
          </table:table-cell>
          <table:table-cell table:formula="of:=+1 + 0.03*[.L63]" office:value-type="float" office:value="53.65" calcext:value-type="float">
            <text:p>53.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80" calcext:value-type="float">
            <text:p>1480</text:p>
          </table:table-cell>
          <table:table-cell office:value-type="float" office:value="0.1" calcext:value-type="float">
            <text:p>0.1</text:p>
          </table:table-cell>
          <table:table-cell table:formula="of:=+1 + 0.03*[.Q63]" office:value-type="float" office:value="45.4" calcext:value-type="float">
            <text:p>45.4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  <table:table-cell table:formula="of:=+1 + 0.03*[.V63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5" calcext:value-type="float">
            <text:p>795</text:p>
          </table:table-cell>
          <table:table-cell office:value-type="float" office:value="0.1" calcext:value-type="float">
            <text:p>0.1</text:p>
          </table:table-cell>
          <table:table-cell table:formula="of:=+1 + 0.03*[.B64]" office:value-type="float" office:value="24.85" calcext:value-type="float">
            <text:p>24.85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811" calcext:value-type="float">
            <text:p>1811</text:p>
          </table:table-cell>
          <table:table-cell office:value-type="float" office:value="0.1" calcext:value-type="float">
            <text:p>0.1</text:p>
          </table:table-cell>
          <table:table-cell table:formula="of:=+1 + 0.03*[.L64]" office:value-type="float" office:value="55.33" calcext:value-type="float">
            <text:p>55.3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580" calcext:value-type="float">
            <text:p>1580</text:p>
          </table:table-cell>
          <table:table-cell office:value-type="float" office:value="0.1" calcext:value-type="float">
            <text:p>0.1</text:p>
          </table:table-cell>
          <table:table-cell table:formula="of:=+1 + 0.03*[.Q64]" office:value-type="float" office:value="48.4" calcext:value-type="float">
            <text:p>48.4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  <table:table-cell table:formula="of:=+1 + 0.03*[.V64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0" calcext:value-type="float">
            <text:p>810</text:p>
          </table:table-cell>
          <table:table-cell office:value-type="float" office:value="0.1" calcext:value-type="float">
            <text:p>0.1</text:p>
          </table:table-cell>
          <table:table-cell table:formula="of:=+1 + 0.03*[.B65]" office:value-type="float" office:value="25.3" calcext:value-type="float">
            <text:p>25.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865" calcext:value-type="float">
            <text:p>1865</text:p>
          </table:table-cell>
          <table:table-cell office:value-type="float" office:value="0.1" calcext:value-type="float">
            <text:p>0.1</text:p>
          </table:table-cell>
          <table:table-cell table:formula="of:=+1 + 0.03*[.L65]" office:value-type="float" office:value="56.95" calcext:value-type="float">
            <text:p>56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20" calcext:value-type="float">
            <text:p>1720</text:p>
          </table:table-cell>
          <table:table-cell office:value-type="float" office:value="0.1" calcext:value-type="float">
            <text:p>0.1</text:p>
          </table:table-cell>
          <table:table-cell table:formula="of:=+1 + 0.03*[.Q65]" office:value-type="float" office:value="52.6" calcext:value-type="float">
            <text:p>52.6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  <table:table-cell table:formula="of:=+1 + 0.03*[.V65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office:value-type="float" office:value="0.1" calcext:value-type="float">
            <text:p>0.1</text:p>
          </table:table-cell>
          <table:table-cell table:formula="of:=+1 + 0.03*[.B66]" office:value-type="float" office:value="25.75" calcext:value-type="float">
            <text:p>25.75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1926" calcext:value-type="float">
            <text:p>1926</text:p>
          </table:table-cell>
          <table:table-cell office:value-type="float" office:value="0.1" calcext:value-type="float">
            <text:p>0.1</text:p>
          </table:table-cell>
          <table:table-cell table:formula="of:=+1 + 0.03*[.L66]" office:value-type="float" office:value="58.78" calcext:value-type="float">
            <text:p>58.78</text:p>
          </table:table-cell>
          <table:table-cell table:number-columns-repeated="6"/>
          <table:table-cell office:value-type="float" office:value="21.8" calcext:value-type="float">
            <text:p>21.8</text:p>
          </table:table-cell>
          <table:table-cell office:value-type="float" office:value="717" calcext:value-type="float">
            <text:p>717</text:p>
          </table:table-cell>
          <table:table-cell office:value-type="float" office:value="0.1" calcext:value-type="float">
            <text:p>0.1</text:p>
          </table:table-cell>
          <table:table-cell table:formula="of:=+1 + 0.03*[.V66]"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0" calcext:value-type="float">
            <text:p>840</text:p>
          </table:table-cell>
          <table:table-cell office:value-type="float" office:value="0.1" calcext:value-type="float">
            <text:p>0.1</text:p>
          </table:table-cell>
          <table:table-cell table:formula="of:=+1 + 0.03*[.B67]" office:value-type="float" office:value="26.2" calcext:value-type="float">
            <text:p>26.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993" calcext:value-type="float">
            <text:p>1993</text:p>
          </table:table-cell>
          <table:table-cell office:value-type="float" office:value="0.1" calcext:value-type="float">
            <text:p>0.1</text:p>
          </table:table-cell>
          <table:table-cell table:formula="of:=+1 + 0.03*[.L67]" office:value-type="float" office:value="60.79" calcext:value-type="float">
            <text:p>60.79</text:p>
          </table:table-cell>
          <table:table-cell table:number-columns-repeated="6"/>
          <table:table-cell office:value-type="float" office:value="21.9" calcext:value-type="float">
            <text:p>21.9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  <table:table-cell table:formula="of:=+1 + 0.03*[.V67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5" calcext:value-type="float">
            <text:p>855</text:p>
          </table:table-cell>
          <table:table-cell office:value-type="float" office:value="0.1" calcext:value-type="float">
            <text:p>0.1</text:p>
          </table:table-cell>
          <table:table-cell table:formula="of:=+1 + 0.03*[.B68]" office:value-type="float" office:value="26.65" calcext:value-type="float">
            <text:p>26.65</text:p>
          </table:table-cell>
          <table:table-cell table:number-columns-repeated="16"/>
          <table:table-cell office:value-type="float" office:value="22" calcext:value-type="float">
            <text:p>22</text:p>
          </table:table-cell>
          <table:table-cell office:value-type="float" office:value="717" calcext:value-type="float">
            <text:p>717</text:p>
          </table:table-cell>
          <table:table-cell office:value-type="float" office:value="0.1" calcext:value-type="float">
            <text:p>0.1</text:p>
          </table:table-cell>
          <table:table-cell table:formula="of:=+1 + 0.03*[.V68]"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3" calcext:value-type="float">
            <text:p>873</text:p>
          </table:table-cell>
          <table:table-cell office:value-type="float" office:value="0.1" calcext:value-type="float">
            <text:p>0.1</text:p>
          </table:table-cell>
          <table:table-cell table:formula="of:=+1 + 0.03*[.B69]" office:value-type="float" office:value="27.19" calcext:value-type="float">
            <text:p>27.19</text:p>
          </table:table-cell>
          <table:table-cell table:number-columns-repeated="16"/>
          <table:table-cell office:value-type="float" office:value="22.2" calcext:value-type="float">
            <text:p>22.2</text:p>
          </table:table-cell>
          <table:table-cell office:value-type="float" office:value="716" calcext:value-type="float">
            <text:p>716</text:p>
          </table:table-cell>
          <table:table-cell office:value-type="float" office:value="0.1" calcext:value-type="float">
            <text:p>0.1</text:p>
          </table:table-cell>
          <table:table-cell table:formula="of:=+1 + 0.03*[.V69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0" calcext:value-type="float">
            <text:p>890</text:p>
          </table:table-cell>
          <table:table-cell office:value-type="float" office:value="0.1" calcext:value-type="float">
            <text:p>0.1</text:p>
          </table:table-cell>
          <table:table-cell table:formula="of:=+1 + 0.03*[.B70]" office:value-type="float" office:value="27.7" calcext:value-type="float">
            <text:p>27.7</text:p>
          </table:table-cell>
          <table:table-cell table:number-columns-repeated="16"/>
          <table:table-cell office:value-type="float" office:value="22.4" calcext:value-type="float">
            <text:p>22.4</text:p>
          </table:table-cell>
          <table:table-cell office:value-type="float" office:value="717" calcext:value-type="float">
            <text:p>717</text:p>
          </table:table-cell>
          <table:table-cell office:value-type="float" office:value="0.1" calcext:value-type="float">
            <text:p>0.1</text:p>
          </table:table-cell>
          <table:table-cell table:formula="of:=+1 + 0.03*[.V70]"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6" calcext:value-type="float">
            <text:p>906</text:p>
          </table:table-cell>
          <table:table-cell office:value-type="float" office:value="0.1" calcext:value-type="float">
            <text:p>0.1</text:p>
          </table:table-cell>
          <table:table-cell table:formula="of:=+1 + 0.03*[.B71]" office:value-type="float" office:value="28.18" calcext:value-type="float">
            <text:p>28.18</text:p>
          </table:table-cell>
          <table:table-cell table:number-columns-repeated="16"/>
          <table:table-cell office:value-type="float" office:value="22.6" calcext:value-type="float">
            <text:p>22.6</text:p>
          </table:table-cell>
          <table:table-cell office:value-type="float" office:value="718" calcext:value-type="float">
            <text:p>718</text:p>
          </table:table-cell>
          <table:table-cell office:value-type="float" office:value="0.1" calcext:value-type="float">
            <text:p>0.1</text:p>
          </table:table-cell>
          <table:table-cell table:formula="of:=+1 + 0.03*[.V71]" office:value-type="float" office:value="22.54" calcext:value-type="float">
            <text:p>22.54</text:p>
          </table:table-cell>
        </table:table-row>
        <table:table-row table:style-name="ro1">
          <table:table-cell table:number-columns-repeated="20"/>
          <table:table-cell office:value-type="float" office:value="22.8" calcext:value-type="float">
            <text:p>22.8</text:p>
          </table:table-cell>
          <table:table-cell office:value-type="float" office:value="720" calcext:value-type="float">
            <text:p>720</text:p>
          </table:table-cell>
          <table:table-cell office:value-type="float" office:value="0.1" calcext:value-type="float">
            <text:p>0.1</text:p>
          </table:table-cell>
          <table:table-cell table:formula="of:=+1 + 0.03*[.V72]" office:value-type="float" office:value="22.6" calcext:value-type="float">
            <text:p>22.6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723" calcext:value-type="float">
            <text:p>723</text:p>
          </table:table-cell>
          <table:table-cell office:value-type="float" office:value="0.1" calcext:value-type="float">
            <text:p>0.1</text:p>
          </table:table-cell>
          <table:table-cell table:formula="of:=+1 + 0.03*[.V73]" office:value-type="float" office:value="22.69" calcext:value-type="float">
            <text:p>22.69</text:p>
          </table:table-cell>
        </table:table-row>
        <table:table-row table:style-name="ro1">
          <table:table-cell table:number-columns-repeated="20"/>
          <table:table-cell office:value-type="float" office:value="23.5" calcext:value-type="float">
            <text:p>23.5</text:p>
          </table:table-cell>
          <table:table-cell office:value-type="float" office:value="729" calcext:value-type="float">
            <text:p>729</text:p>
          </table:table-cell>
          <table:table-cell office:value-type="float" office:value="0.1" calcext:value-type="float">
            <text:p>0.1</text:p>
          </table:table-cell>
          <table:table-cell table:formula="of:=+1 + 0.03*[.V74]" office:value-type="float" office:value="22.87" calcext:value-type="float">
            <text:p>22.87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735" calcext:value-type="float">
            <text:p>735</text:p>
          </table:table-cell>
          <table:table-cell office:value-type="float" office:value="0.1" calcext:value-type="float">
            <text:p>0.1</text:p>
          </table:table-cell>
          <table:table-cell table:formula="of:=+1 + 0.03*[.V75]" office:value-type="float" office:value="23.05" calcext:value-type="float">
            <text:p>23.05</text:p>
          </table:table-cell>
        </table:table-row>
        <table:table-row table:style-name="ro1">
          <table:table-cell table:number-columns-repeated="20"/>
          <table:table-cell office:value-type="float" office:value="24.5" calcext:value-type="float">
            <text:p>24.5</text:p>
          </table:table-cell>
          <table:table-cell office:value-type="float" office:value="741" calcext:value-type="float">
            <text:p>741</text:p>
          </table:table-cell>
          <table:table-cell office:value-type="float" office:value="0.1" calcext:value-type="float">
            <text:p>0.1</text:p>
          </table:table-cell>
          <table:table-cell table:formula="of:=+1 + 0.03*[.V76]" office:value-type="float" office:value="23.23" calcext:value-type="float">
            <text:p>23.23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office:value-type="float" office:value="747" calcext:value-type="float">
            <text:p>747</text:p>
          </table:table-cell>
          <table:table-cell office:value-type="float" office:value="0.1" calcext:value-type="float">
            <text:p>0.1</text:p>
          </table:table-cell>
          <table:table-cell table:formula="of:=+1 + 0.03*[.V77]" office:value-type="float" office:value="23.41" calcext:value-type="float">
            <text:p>23.41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office:value-type="float" office:value="758" calcext:value-type="float">
            <text:p>758</text:p>
          </table:table-cell>
          <table:table-cell office:value-type="float" office:value="0.1" calcext:value-type="float">
            <text:p>0.1</text:p>
          </table:table-cell>
          <table:table-cell table:formula="of:=+1 + 0.03*[.V78]" office:value-type="float" office:value="23.74" calcext:value-type="float">
            <text:p>23.74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office:value-type="float" office:value="772" calcext:value-type="float">
            <text:p>772</text:p>
          </table:table-cell>
          <table:table-cell office:value-type="float" office:value="0.1" calcext:value-type="float">
            <text:p>0.1</text:p>
          </table:table-cell>
          <table:table-cell table:formula="of:=+1 + 0.03*[.V79]" office:value-type="float" office:value="24.16" calcext:value-type="float">
            <text:p>24.16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office:value-type="float" office:value="0.1" calcext:value-type="float">
            <text:p>0.1</text:p>
          </table:table-cell>
          <table:table-cell table:formula="of:=+1 + 0.03*[.V80]" office:value-type="float" office:value="24.52" calcext:value-type="float">
            <text:p>24.52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office:value-type="float" office:value="797" calcext:value-type="float">
            <text:p>797</text:p>
          </table:table-cell>
          <table:table-cell office:value-type="float" office:value="0.1" calcext:value-type="float">
            <text:p>0.1</text:p>
          </table:table-cell>
          <table:table-cell table:formula="of:=+1 + 0.03*[.V81]" office:value-type="float" office:value="24.91" calcext:value-type="float">
            <text:p>24.91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office:value-type="float" office:value="807" calcext:value-type="float">
            <text:p>807</text:p>
          </table:table-cell>
          <table:table-cell office:value-type="float" office:value="0.1" calcext:value-type="float">
            <text:p>0.1</text:p>
          </table:table-cell>
          <table:table-cell table:formula="of:=+1 + 0.03*[.V82]" office:value-type="float" office:value="25.21" calcext:value-type="float">
            <text:p>25.21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float" office:value="0.1" calcext:value-type="float">
            <text:p>0.1</text:p>
          </table:table-cell>
          <table:table-cell table:formula="of:=+1 + 0.03*[.V83]" office:value-type="float" office:value="26.11" calcext:value-type="float">
            <text:p>26.1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office:value-type="float" office:value="862" calcext:value-type="float">
            <text:p>862</text:p>
          </table:table-cell>
          <table:table-cell office:value-type="float" office:value="0.1" calcext:value-type="float">
            <text:p>0.1</text:p>
          </table:table-cell>
          <table:table-cell table:formula="of:=+1 + 0.03*[.V84]" office:value-type="float" office:value="26.86" calcext:value-type="float">
            <text:p>26.86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office:value-type="float" office:value="892" calcext:value-type="float">
            <text:p>892</text:p>
          </table:table-cell>
          <table:table-cell office:value-type="float" office:value="0.1" calcext:value-type="float">
            <text:p>0.1</text:p>
          </table:table-cell>
          <table:table-cell table:formula="of:=+1 + 0.03*[.V85]" office:value-type="float" office:value="27.76" calcext:value-type="float">
            <text:p>27.76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office:value-type="float" office:value="921" calcext:value-type="float">
            <text:p>921</text:p>
          </table:table-cell>
          <table:table-cell office:value-type="float" office:value="0.1" calcext:value-type="float">
            <text:p>0.1</text:p>
          </table:table-cell>
          <table:table-cell table:formula="of:=+1 + 0.03*[.V86]" office:value-type="float" office:value="28.63" calcext:value-type="float">
            <text:p>28.63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951" calcext:value-type="float">
            <text:p>951</text:p>
          </table:table-cell>
          <table:table-cell office:value-type="float" office:value="0.1" calcext:value-type="float">
            <text:p>0.1</text:p>
          </table:table-cell>
          <table:table-cell table:formula="of:=+1 + 0.03*[.V87]" office:value-type="float" office:value="29.53" calcext:value-type="float">
            <text:p>29.53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office:value-type="float" office:value="1039" calcext:value-type="float">
            <text:p>1039</text:p>
          </table:table-cell>
          <table:table-cell office:value-type="float" office:value="0.1" calcext:value-type="float">
            <text:p>0.1</text:p>
          </table:table-cell>
          <table:table-cell table:formula="of:=+1 + 0.03*[.V88]" office:value-type="float" office:value="32.17" calcext:value-type="float">
            <text:p>32.17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1130" calcext:value-type="float">
            <text:p>1130</text:p>
          </table:table-cell>
          <table:table-cell office:value-type="float" office:value="0.1" calcext:value-type="float">
            <text:p>0.1</text:p>
          </table:table-cell>
          <table:table-cell table:formula="of:=+1 + 0.03*[.V89]" office:value-type="float" office:value="34.9" calcext:value-type="float">
            <text:p>34.9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office:value-type="float" office:value="1243" calcext:value-type="float">
            <text:p>1243</text:p>
          </table:table-cell>
          <table:table-cell office:value-type="float" office:value="0.1" calcext:value-type="float">
            <text:p>0.1</text:p>
          </table:table-cell>
          <table:table-cell table:formula="of:=+1 + 0.03*[.V90]" office:value-type="float" office:value="38.29" calcext:value-type="float">
            <text:p>38.29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office:value-type="float" office:value="1370" calcext:value-type="float">
            <text:p>1370</text:p>
          </table:table-cell>
          <table:table-cell office:value-type="float" office:value="0.1" calcext:value-type="float">
            <text:p>0.1</text:p>
          </table:table-cell>
          <table:table-cell table:formula="of:=+1 + 0.03*[.V91]" office:value-type="float" office:value="42.1" calcext:value-type="float">
            <text:p>42.1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office:value-type="float" office:value="1548" calcext:value-type="float">
            <text:p>1548</text:p>
          </table:table-cell>
          <table:table-cell office:value-type="float" office:value="0.1" calcext:value-type="float">
            <text:p>0.1</text:p>
          </table:table-cell>
          <table:table-cell table:formula="of:=+1 + 0.03*[.V92]" office:value-type="float" office:value="47.44" calcext:value-type="float">
            <text:p>47.44</text:p>
          </table:table-cell>
        </table:table-row>
        <table:table-row table:style-name="ro1">
          <table:table-cell table:number-columns-repeated="20"/>
          <table:table-cell office:value-type="float" office:value="70" calcext:value-type="float">
            <text:p>70</text:p>
          </table:table-cell>
          <table:table-cell office:value-type="float" office:value="1750" calcext:value-type="float">
            <text:p>1750</text:p>
          </table:table-cell>
          <table:table-cell office:value-type="float" office:value="0.1" calcext:value-type="float">
            <text:p>0.1</text:p>
          </table:table-cell>
          <table:table-cell table:formula="of:=+1 + 0.03*[.V93]" office:value-type="float" office:value="53.5" calcext:value-type="float">
            <text:p>53.5</text:p>
          </table:table-cell>
        </table:table-row>
        <table:table-row table:style-name="ro1">
          <table:table-cell table:number-columns-repeated="20"/>
          <table:table-cell office:value-type="float" office:value="75" calcext:value-type="float">
            <text:p>75</text:p>
          </table:table-cell>
          <table:table-cell office:value-type="float" office:value="2070" calcext:value-type="float">
            <text:p>2070</text:p>
          </table:table-cell>
          <table:table-cell office:value-type="float" office:value="0.1" calcext:value-type="float">
            <text:p>0.1</text:p>
          </table:table-cell>
          <table:table-cell table:formula="of:=+10 + 0.03*[.V94]" office:value-type="float" office:value="72.1" calcext:value-type="float">
            <text:p>72.1</text:p>
          </table:table-cell>
        </table:table-row>
        <table:table-row table:style-name="ro1">
          <table:table-cell table:number-columns-repeated="20"/>
          <table:table-cell office:value-type="float" office:value="80" calcext:value-type="float">
            <text:p>80</text:p>
          </table:table-cell>
          <table:table-cell office:value-type="float" office:value="2057" calcext:value-type="float">
            <text:p>2057</text:p>
          </table:table-cell>
          <table:table-cell office:value-type="float" office:value="0.1" calcext:value-type="float">
            <text:p>0.1</text:p>
          </table:table-cell>
          <table:table-cell table:formula="of:=+10 + 0.03*[.V95]" office:value-type="float" office:value="71.71" calcext:value-type="float">
            <text:p>71.71</text:p>
          </table:table-cell>
        </table:table-row>
        <table:table-row table:style-name="ro1">
          <table:table-cell table:number-columns-repeated="20"/>
          <table:table-cell office:value-type="float" office:value="85" calcext:value-type="float">
            <text:p>85</text:p>
          </table:table-cell>
          <table:table-cell office:value-type="float" office:value="3520" calcext:value-type="float">
            <text:p>3520</text:p>
          </table:table-cell>
          <table:table-cell office:value-type="float" office:value="0.1" calcext:value-type="float">
            <text:p>0.1</text:p>
          </table:table-cell>
          <table:table-cell table:formula="of:=+10 + 0.03*[.V96]" office:value-type="float" office:value="115.6" calcext:value-type="float">
            <text:p>1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6:23.3417216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7T10:40:52.415112736</dc:date>
    <meta:editing-duration>PT33M41S</meta:editing-duration>
    <meta:editing-cycles>5</meta:editing-cycles>
    <meta:generator>LibreOffice/6.3.3.2$Linux_X86_64 LibreOffice_project/30$Build-2</meta:generator>
    <meta:document-statistic meta:table-count="1" meta:cell-count="1413" meta:object-count="0"/>
  </office:meta>
</office:document-meta>
</file>